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ClassRowMapper.DataClassRowMapper( Class &lt; T &gt; mapp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ClassRowMapper.newInstance( Class &lt; T &gt; mapp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ClassRowMapper.newInstance( Class &lt; T &gt; mappedClass , @ Nullable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ClassRowMapper.DataClass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ClassRowMapper.constructMappedInstance( ResultSet rs , TypeConverter t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ClassRowMapper.initialize( Class &lt; T &gt; mapped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